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d4c3" officeooo:paragraph-rsid="0017d4c3"/>
    </style:style>
    <style:style style:name="P2" style:family="paragraph" style:parent-style-name="Standard">
      <style:text-properties officeooo:rsid="0018b0bc" officeooo:paragraph-rsid="0018b0bc"/>
    </style:style>
    <style:style style:name="P3" style:family="paragraph" style:parent-style-name="Standard">
      <style:text-properties officeooo:rsid="001a4a71" officeooo:paragraph-rsid="001a7317"/>
    </style:style>
    <style:style style:name="P4" style:family="paragraph" style:parent-style-name="Standard">
      <style:text-properties officeooo:rsid="001a7317" officeooo:paragraph-rsid="001a7317"/>
    </style:style>
    <style:style style:name="P5" style:family="paragraph" style:parent-style-name="Standard">
      <style:text-properties officeooo:rsid="001c6500" officeooo:paragraph-rsid="001c6500"/>
    </style:style>
    <style:style style:name="P6" style:family="paragraph" style:parent-style-name="Standard">
      <style:text-properties officeooo:rsid="001d6dbb" officeooo:paragraph-rsid="001d6dbb"/>
    </style:style>
    <style:style style:name="P7" style:family="paragraph" style:parent-style-name="Standard">
      <style:text-properties officeooo:rsid="00224b52" officeooo:paragraph-rsid="00224b52"/>
    </style:style>
    <style:style style:name="P8" style:family="paragraph" style:parent-style-name="Standard">
      <style:text-properties officeooo:rsid="001a7317" officeooo:paragraph-rsid="001c6500"/>
    </style:style>
    <style:style style:name="P9" style:family="paragraph" style:parent-style-name="Standard">
      <style:text-properties fo:font-size="16pt" fo:font-weight="bold" officeooo:rsid="00224b52" officeooo:paragraph-rsid="00224b52" style:font-size-asian="16pt" style:font-weight-asian="bold" style:font-size-complex="16pt" style:font-weight-complex="bold"/>
    </style:style>
    <style:style style:name="P10" style:family="paragraph" style:parent-style-name="Standard">
      <style:paragraph-properties fo:break-before="page"/>
      <style:text-properties fo:font-size="16pt" fo:font-weight="bold" officeooo:rsid="00224b52" officeooo:paragraph-rsid="00224b52" style:font-size-asian="16pt" style:font-weight-asian="bold" style:font-size-complex="16pt" style:font-weight-complex="bold"/>
    </style:style>
    <style:style style:name="P11" style:family="paragraph" style:parent-style-name="Table_20_Contents">
      <style:text-properties officeooo:rsid="00224b52" officeooo:paragraph-rsid="00224b52"/>
    </style:style>
    <style:style style:name="T1" style:family="text">
      <style:text-properties officeooo:rsid="00224b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žklausos</text:p>
      <text:p text:style-name="P9"/>
      <text:p text:style-name="P1"><text:span text:style-name="T1">R</text:span>anda visus technikus, kuri<text:span text:style-name="T1">ų</text:span> bent viename darbe buvo bent viena <text:span text:style-name="T1">medžiaga</text:span>, kurio<text:span text:style-name="T1">s</text:span> kaina vir<text:span text:style-name="T1">š</text:span>ijo 20.</text:p>
      <text:p text:style-name="P1"/>
      <text:p text:style-name="P1">SELECT SQL_NO_CACHE JobsRegister.kkTechnicianId FROM `Materials`</text:p>
      <text:p text:style-name="P1">LEFT JOIN `JobsRegister_Materials` ON JobsRegister_Materials.materialId=Materials.materialId</text:p>
      <text:p text:style-name="P1">LEFT JOIN `JobsRegister` ON JobsRegister.jobsRegisterId=JobsRegister_Materials.jobsRegisterId</text:p>
      <text:p text:style-name="P1">WHERE Materials.price&gt;20 GROUP BY JobsRegister.kkTechnicianId</text:p>
      <text:p text:style-name="P1"/>
      <text:p text:style-name="P2"><text:span text:style-name="T1">Randa k</text:span>iek kuri<text:span text:style-name="T1">ą</text:span> dien<text:span text:style-name="T1">ą</text:span> buvo atlikta paslaugu.</text:p>
      <text:p text:style-name="P2"/>
      <text:p text:style-name="P2">SELECT SQL_NO_CACHE JobsRegister.arrivalDate, count(JobsRegister_Services.jobsRegisterServiceId) AS servicesCount FROM JobsRegister_Services LEFT JOIN JobsRegister ON JobsRegister_Services.jobsRegisterId=JobsRegister.jobsRegisterId WHERE JobsRegister.arrivalDate IS NOT NULL AND JobsRegister.arrivalDate!='0000-00-00' GROUP BY JobsRegister.arrivalDate ORDER BY JobsRegister.arrivalDate DESC</text:p>
      <text:p text:style-name="P2"/>
      <text:p text:style-name="P2"><text:span text:style-name="T1">Randa k</text:span>iek kuri<text:span text:style-name="T1">ą</text:span> dien<text:span text:style-name="T1">ą</text:span> panaudota skirting<text:span text:style-name="T1">ų</text:span> <text:span text:style-name="T1">medžiagų</text:span> ir kiek j<text:span text:style-name="T1">os</text:span> kainavo.</text:p>
      <text:p text:style-name="P2"/>
      <text:p text:style-name="P2">SELECT SQL_NO_CACHE JobsRegister.arrivalDate, count(JobsRegister_Materials.JobsRegisterMaterialId) as materialsCount, SUM(Materials.cost) as materialsCost FROM JobsRegister_Materials LEFT JOIN JobsRegister ON JobsRegister.jobsRegisterId=JobsRegister_Materials.jobsRegisterId <text:s/>LEFT JOIN Materials ON Materials.materialId=JobsRegister_Materials.materialId WHERE JobsRegister.arrivalDate IS NOT NULL AND JobsRegister.arrivalDate!='0000-00-00' GROUP BY JobsRegister.arrivalDate ORDER BY JobsRegister.arrivalDate DESC</text:p>
      <text:p text:style-name="P2"/>
      <text:p text:style-name="P7">Suskaičiuoja bendrą visų medžiagų sumą.</text:p>
      <text:p text:style-name="P7"/>
      <text:p text:style-name="P4">UPDATE MaterialsCounts SET value=(SELECT SUM(Materials.cost) FROM Materials) WHERE countName='sum' AND idMaterialsCounts&gt;0</text:p>
      <text:p text:style-name="P4"/>
      <text:p text:style-name="P7">Suskaičiuoja bendrą visų medžagų sunaudotą kiekį.</text:p>
      <text:p text:style-name="P7"/>
      <text:p text:style-name="P4">UPDATE MaterialsCounts SET value=(SELECT SUM(JobsRegister_Materials.count) FROM JobsRegister_Materials) WHERE countName='count' AND idMaterialsCounts&gt;0</text:p>
      <text:p text:style-name="P3"/>
      <text:p text:style-name="P7">Ištrina medžiagos ryšius pagal medžiagos id.</text:p>
      <text:p text:style-name="P7"/>
      <text:p text:style-name="P5">DELETE FROM `JobsRegister_Materials` WHERE materialId='9'</text:p>
      <text:p text:style-name="P5"/>
      <text:p text:style-name="P7">Ištrina paslaugos ryšius pagal paslaugos id.</text:p>
      <text:p text:style-name="P7"/>
      <text:p text:style-name="P5">DELETE FROM `JobsRegister_Services` WHERE serviceId='9'</text:p>
      <text:p text:style-name="P8"/>
      <text:p text:style-name="P7">Išsaugo darbų užsakymus.</text:p>
      <text:p text:style-name="P7"/>
      <text:p text:style-name="P6"><text:bookmark-start text:name="__DdeLink__58_713616096"/>INSERT INTO `JobsRegister` VALUES <text:bookmark-end text:name="__DdeLink__58_713616096"/>…</text:p>
      <text:p text:style-name="P6"/>
      <text:p text:style-name="P10">Rezultatai</text:p>
      <text:p text:style-name="P7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Užklausa</text:p>
          </table:table-cell>
          <table:table-cell table:style-name="Table1.A1" office:value-type="string">
            <text:p text:style-name="P11">Be indeksų</text:p>
          </table:table-cell>
          <table:table-cell table:style-name="Table1.C1" office:value-type="string">
            <text:p text:style-name="P11">Su indeksais</text:p>
          </table:table-cell>
        </table:table-row>
        <table:table-row>
          <table:table-cell table:style-name="Table1.A2" office:value-type="string">
            <text:p text:style-name="P11">SELECT 1</text:p>
          </table:table-cell>
          <table:table-cell table:style-name="Table1.A2" office:value-type="string">
            <text:p text:style-name="P11">11.804</text:p>
          </table:table-cell>
          <table:table-cell table:style-name="Table1.C2" office:value-type="string">
            <text:p text:style-name="P11">11.381</text:p>
          </table:table-cell>
        </table:table-row>
        <table:table-row>
          <table:table-cell table:style-name="Table1.A2" office:value-type="string">
            <text:p text:style-name="P11">SELECT 2</text:p>
          </table:table-cell>
          <table:table-cell table:style-name="Table1.A2" office:value-type="string">
            <text:p text:style-name="P11">1.534</text:p>
          </table:table-cell>
          <table:table-cell table:style-name="Table1.C2" office:value-type="string">
            <text:p text:style-name="P11">1.270</text:p>
          </table:table-cell>
        </table:table-row>
        <table:table-row>
          <table:table-cell table:style-name="Table1.A2" office:value-type="string">
            <text:p text:style-name="P11">SELECT 3</text:p>
          </table:table-cell>
          <table:table-cell table:style-name="Table1.A2" office:value-type="string">
            <text:p text:style-name="P11">2.751</text:p>
          </table:table-cell>
          <table:table-cell table:style-name="Table1.C2" office:value-type="string">
            <text:p text:style-name="P11">2.684</text:p>
          </table:table-cell>
        </table:table-row>
        <table:table-row>
          <table:table-cell table:style-name="Table1.A2" office:value-type="string">
            <text:p text:style-name="P11">UPDATE 1</text:p>
          </table:table-cell>
          <table:table-cell table:style-name="Table1.A2" office:value-type="string">
            <text:p text:style-name="P11">0.076</text:p>
          </table:table-cell>
          <table:table-cell table:style-name="Table1.C2" office:value-type="string">
            <text:p text:style-name="P11">0.070</text:p>
          </table:table-cell>
        </table:table-row>
        <table:table-row>
          <table:table-cell table:style-name="Table1.A2" office:value-type="string">
            <text:p text:style-name="P11">UPDATE 2</text:p>
          </table:table-cell>
          <table:table-cell table:style-name="Table1.A2" office:value-type="string">
            <text:p text:style-name="P11">0.565</text:p>
          </table:table-cell>
          <table:table-cell table:style-name="Table1.C2" office:value-type="string">
            <text:p text:style-name="P11">0.532</text:p>
          </table:table-cell>
        </table:table-row>
        <table:table-row>
          <table:table-cell table:style-name="Table1.A2" office:value-type="string">
            <text:p text:style-name="P11">DELETE 1</text:p>
          </table:table-cell>
          <table:table-cell table:style-name="Table1.A2" office:value-type="string">
            <text:p text:style-name="P11">0.587</text:p>
          </table:table-cell>
          <table:table-cell table:style-name="Table1.C2" office:value-type="string">
            <text:p text:style-name="P11">0.079</text:p>
          </table:table-cell>
        </table:table-row>
        <table:table-row>
          <table:table-cell table:style-name="Table1.A2" office:value-type="string">
            <text:p text:style-name="P11">DELETE 2</text:p>
          </table:table-cell>
          <table:table-cell table:style-name="Table1.A2" office:value-type="string">
            <text:p text:style-name="P11">2.041</text:p>
          </table:table-cell>
          <table:table-cell table:style-name="Table1.C2" office:value-type="string">
            <text:p text:style-name="P11">3.076</text:p>
          </table:table-cell>
        </table:table-row>
        <table:table-row>
          <table:table-cell table:style-name="Table1.A2" office:value-type="string">
            <text:p text:style-name="P11">INSERT, po vieną</text:p>
          </table:table-cell>
          <table:table-cell table:style-name="Table1.A2" office:value-type="string">
            <text:p text:style-name="P11">66.003</text:p>
          </table:table-cell>
          <table:table-cell table:style-name="Table1.C2" office:value-type="string">
            <text:p text:style-name="P11">71.66</text:p>
          </table:table-cell>
        </table:table-row>
        <table:table-row>
          <table:table-cell table:style-name="Table1.A2" office:value-type="string">
            <text:p text:style-name="P11">INSERT, visus iškart</text:p>
          </table:table-cell>
          <table:table-cell table:style-name="Table1.A2" office:value-type="string">
            <text:p text:style-name="P11">0.133</text:p>
          </table:table-cell>
          <table:table-cell table:style-name="Table1.C2" office:value-type="string">
            <text:p text:style-name="P11">0.071</text:p>
          </table:table-cell>
        </table:table-row>
        <table:table-row>
          <table:table-cell table:style-name="Table1.A2" office:value-type="string">
            <text:p text:style-name="P11">INSERT, iš failo</text:p>
          </table:table-cell>
          <table:table-cell table:style-name="Table1.A2" office:value-type="string">
            <text:p text:style-name="P11">0.084</text:p>
          </table:table-cell>
          <table:table-cell table:style-name="Table1.C2" office:value-type="string">
            <text:p text:style-name="P11">0.089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7:53:28.814456226</meta:creation-date>
    <dc:date>2016-04-19T11:47:10.039255318</dc:date>
    <meta:editing-duration>PT45M57S</meta:editing-duration>
    <meta:editing-cycles>6</meta:editing-cycles>
    <meta:generator>LibreOffice/4.2.8.2$Linux_X86_64 LibreOffice_project/420m0$Build-2</meta:generator>
    <meta:document-statistic meta:table-count="1" meta:image-count="0" meta:object-count="0" meta:page-count="2" meta:paragraph-count="54" meta:word-count="228" meta:character-count="2307" meta:non-whitespace-character-count="2132"/>
  </office:meta>
</office:document-meta>
</file>